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"/>
    <style:font-face style:name="Open Sans" svg:font-family="'Open Sans', sans-serif"/>
    <style:font-face style:name="monospace" svg:font-family="monospace, monospace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26pt" fo:font-weight="bold" officeooo:rsid="00120f77" officeooo:paragraph-rsid="00120f77" style:font-size-asian="26pt" style:font-weight-asian="bold" style:font-size-complex="26pt" style:font-weight-complex="bold"/>
    </style:style>
    <style:style style:name="P2" style:family="paragraph" style:parent-style-name="Standard">
      <style:text-properties style:font-name="Ubuntu" fo:font-size="12pt" officeooo:rsid="00120f77" officeooo:paragraph-rsid="00120f77" style:font-size-asian="10.5pt" style:font-size-complex="12pt"/>
    </style:style>
    <style:style style:name="P3" style:family="paragraph" style:parent-style-name="Standard">
      <style:text-properties style:font-name="Ubuntu" officeooo:rsid="001384cd" officeooo:paragraph-rsid="001384cd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333333" style:font-name="Helvetica" fo:font-size="12pt" fo:letter-spacing="normal" fo:font-style="normal" fo:font-weight="normal" officeooo:rsid="00120f77" officeooo:paragraph-rsid="00120f77" style:font-size-asian="10.5pt" style:font-size-complex="12pt"/>
    </style:style>
    <style:style style:name="P5" style:family="paragraph" style:parent-style-name="Standard" style:list-style-name="L1">
      <style:text-properties officeooo:paragraph-rsid="001384cd"/>
    </style:style>
    <style:style style:name="P6" style:family="paragraph" style:parent-style-name="Standard" style:list-style-name="L2">
      <style:paragraph-properties fo:text-align="justify" style:justify-single-word="false"/>
      <style:text-properties officeooo:paragraph-rsid="00144a4f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84cd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1384cd" officeooo:paragraph-rsid="001384c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384cd" officeooo:paragraph-rsid="001384cd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44a4f" officeooo:paragraph-rsid="00144a4f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officeooo:rsid="00144a4f" officeooo:paragraph-rsid="00144a4f" style:font-weight-asian="bold" style:font-weight-complex="bold"/>
    </style:style>
    <style:style style:name="P13" style:family="paragraph" style:parent-style-name="Standard">
      <style:paragraph-properties fo:margin-left="2.501cm" fo:margin-right="0cm" fo:text-indent="-0.635cm" style:auto-text-indent="false"/>
      <style:text-properties officeooo:paragraph-rsid="001384cd"/>
    </style:style>
    <style:style style:name="P14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officeooo:paragraph-rsid="001384cd"/>
    </style:style>
    <style:style style:name="P15" style:family="paragraph" style:parent-style-name="Standard">
      <style:paragraph-properties fo:margin-left="2.54cm" fo:margin-right="0cm" fo:text-align="start" style:justify-single-word="false" fo:text-indent="0cm" style:auto-text-indent="false"/>
    </style:style>
    <style:style style:name="P16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officeooo:paragraph-rsid="001384cd"/>
    </style:style>
    <style:style style:name="P17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8" style:family="paragraph" style:parent-style-name="Standard">
      <style:paragraph-properties fo:margin-left="3.175cm" fo:margin-right="0cm" fo:text-indent="0cm" style:auto-text-indent="false"/>
      <style:text-properties officeooo:paragraph-rsid="001384cd"/>
    </style:style>
    <style:style style:name="T1" style:family="text">
      <style:text-properties officeooo:rsid="001384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Ubuntu" officeooo:rsid="001384cd"/>
    </style:style>
    <style:style style:name="T4" style:family="text">
      <style:text-properties fo:font-variant="normal" fo:text-transform="none" fo:color="#000000" style:font-name="Open Sans" fo:font-size="12pt" fo:letter-spacing="normal" fo:font-style="normal"/>
    </style:style>
    <style:style style:name="T5" style:family="text">
      <style:text-properties fo:font-variant="normal" fo:text-transform="none" fo:color="#000000" style:font-name="Open Sans" fo:font-size="12pt" fo:letter-spacing="normal" fo:font-style="normal" fo:font-weight="normal"/>
    </style:style>
    <style:style style:name="T6" style:family="text">
      <style:text-properties fo:font-variant="normal" fo:text-transform="none" fo:color="#000000" style:font-name="Open Sans" fo:font-size="12pt" fo:letter-spacing="normal" fo:font-style="normal" fo:font-weight="normal" officeooo:rsid="001384cd"/>
    </style:style>
    <style:style style:name="T7" style:family="text">
      <style:text-properties fo:font-variant="normal" fo:text-transform="none" fo:color="#000000" style:font-name="Open Sans" fo:font-size="12pt" fo:letter-spacing="normal" fo:font-style="normal" fo:font-weight="normal" officeooo:rsid="00144a4f" style:font-weight-asian="normal" style:font-weight-complex="normal"/>
    </style:style>
    <style:style style:name="T8" style:family="text">
      <style:text-properties fo:font-variant="normal" fo:text-transform="none" fo:color="#000000" style:font-name="Open Sans" fo:font-size="12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000000" style:font-name="Open Sans" fo:font-size="12pt" fo:letter-spacing="normal" fo:font-style="normal" fo:font-weight="bold" officeooo:rsid="00144a4f" style:font-weight-asian="bold" style:font-weight-complex="bold"/>
    </style:style>
    <style:style style:name="T10" style:family="text">
      <style:text-properties fo:font-variant="normal" fo:text-transform="none" fo:color="#000000" style:font-name="Open Sans" fo:font-size="12pt" fo:letter-spacing="normal" fo:font-style="normal" officeooo:rsid="00144a4f"/>
    </style:style>
    <style:style style:name="T11" style:family="text">
      <style:text-properties fo:font-variant="normal" fo:text-transform="none" fo:color="#000000" fo:letter-spacing="normal"/>
    </style:style>
    <style:style style:name="T12" style:family="text">
      <style:text-properties fo:font-variant="normal" fo:text-transform="none" fo:color="#000000" style:font-name="monospace" fo:font-size="12pt" fo:letter-spacing="normal" fo:font-style="normal" fo:font-weight="normal"/>
    </style:style>
    <style:style style:name="T13" style:family="text">
      <style:text-properties fo:font-variant="normal" fo:text-transform="none" fo:color="#d30027" style:font-name="monospace" fo:font-size="12pt" fo:letter-spacing="normal" fo:font-style="normal" fo:font-weight="normal"/>
    </style:style>
    <style:style style:name="T14" style:family="text">
      <style:text-properties fo:font-variant="normal" fo:text-transform="none" style:font-name="Open Sans" fo:font-size="12pt" fo:letter-spacing="normal" fo:font-style="normal" fo:font-weight="normal" officeooo:rsid="00144a4f" style:font-weight-asian="normal" style:font-weight-complex="normal"/>
    </style:style>
    <style:style style:name="T15" style:family="text">
      <style:text-properties fo:font-variant="normal" fo:text-transform="none" fo:color="#0000ff" style:font-name="Open Sans" fo:font-size="12pt" fo:letter-spacing="normal" fo:font-style="normal" fo:font-weight="normal" officeooo:rsid="00144a4f" style:font-weight-asian="normal" style:font-weight-complex="normal"/>
    </style:style>
    <style:style style:name="T16" style:family="text">
      <style:text-properties fo:color="#008080" style:font-name="Monospace" fo:font-size="10pt" style:font-size-asian="10pt"/>
    </style:style>
    <style:style style:name="T17" style:family="text">
      <style:text-properties fo:color="#3f7f7f" style:font-name="Monospace" fo:font-size="10pt" style:font-size-asian="10pt"/>
    </style:style>
    <style:style style:name="T18" style:family="text">
      <style:text-properties fo:color="#3c3c3c" style:font-name="Monospace" fo:font-size="10pt" style:font-size-asian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zip Compression</text:p>
      <text:p text:style-name="P2"/>
      <text:p text:style-name="P2"/>
      <text:p text:style-name="P4">GZip compressing HTML, JavaScript, CSS etc. makes the data sent to the browser smaller.</text:p>
      <text:p text:style-name="P3"/>
      <text:p text:style-name="P3"><text:span text:style-name="T2">Configuration </text:span>:</text:p>
      <text:p text:style-name="P3"/>
      <text:list xml:id="list8782067132881646438" text:style-name="L1">
        <text:list-item>
          <text:p text:style-name="P5"><text:span text:style-name="T3">Add </text:span><text:a xlink:type="simple" xlink:href="http://mvnrepository.com/artifact/net.sourceforge.pjl-comp-filter/pjl-comp-filter/1.6.4"><text:span text:style-name="T3">Planetj </text:span></text:a><text:s/><text:span text:style-name="T1">Dependency to pom.xml.</text:span></text:p>
        </text:list-item>
        <text:list-item>
          <text:p text:style-name="P5"><text:span text:style-name="T1">Add the </text:span><text:span text:style-name="T5">following </text:span><text:span text:style-name="T6">filter and it's mapping </text:span><text:span text:style-name="T5">to </text:span><text:span text:style-name="T6">the </text:span><text:span text:style-name="T5">web.xml deployment descriptor.</text:span></text:p>
        </text:list-item>
      </text:list>
      <text:p text:style-name="P13"/>
      <text:p text:style-name="P13"><text:span text:style-name="T16">&lt;</text:span><text:span text:style-name="T17">filter</text:span><text:span text:style-name="T16">&gt;</text:span></text:p>
      <text:p text:style-name="P7"><text:span text:style-name="T18"><text:s text:c="9"/><text:tab/></text:span><text:span text:style-name="T16">&lt;</text:span><text:span text:style-name="T17">filter-name</text:span><text:span text:style-name="T16">&gt;</text:span><text:span text:style-name="T18">CompressingFilter</text:span><text:span text:style-name="T16">&lt;/</text:span><text:span text:style-name="T17">filter-name</text:span><text:span text:style-name="T16">&gt;</text:span></text:p>
      <text:p text:style-name="P8"><text:span text:style-name="T18"><text:s text:c="8"/><text:tab/></text:span><text:span text:style-name="T16">&lt;</text:span><text:span text:style-name="T17">filter-class</text:span><text:span text:style-name="T16">&gt;</text:span></text:p>
      <text:p text:style-name="P16"><text:span text:style-name="T16"><text:tab/></text:span><text:span text:style-name="T18">com.planetj.servlet.filter.compression.CompressingFilter</text:span></text:p>
      <text:p text:style-name="P14"><text:span text:style-name="T18"><text:s text:c="2"/><text:tab/></text:span><text:span text:style-name="T16">&lt;/</text:span><text:span text:style-name="T17">filter-class</text:span><text:span text:style-name="T16">&gt;</text:span></text:p>
      <text:p text:style-name="P7"><text:span text:style-name="T18"><text:tab/> <text:s text:c="2"/></text:span><text:span text:style-name="T16">&lt;/</text:span><text:span text:style-name="T17">filter</text:span><text:span text:style-name="T16">&gt;</text:span></text:p>
      <text:p text:style-name="P17"/>
      <text:p text:style-name="P7"><text:span text:style-name="T16"><text:tab/> <text:s text:c="2"/>&lt;</text:span><text:span text:style-name="T17">filter-mapping</text:span><text:span text:style-name="T16">&gt;</text:span></text:p>
      <text:p text:style-name="P7"><text:span text:style-name="T18"><text:tab/> <text:tab/> <text:s/></text:span><text:span text:style-name="T16">&lt;</text:span><text:span text:style-name="T17">filter-name</text:span><text:span text:style-name="T16">&gt;</text:span><text:span text:style-name="T18">CompressingFilter</text:span><text:span text:style-name="T16">&lt;/</text:span><text:span text:style-name="T17">filter-name</text:span><text:span text:style-name="T16">&gt;</text:span></text:p>
      <text:p text:style-name="P15"><text:span text:style-name="T18"><text:s text:c="2"/></text:span><text:span text:style-name="T16">&lt;</text:span><text:span text:style-name="T17">url-pattern</text:span><text:span text:style-name="T16">&gt;</text:span><text:span text:style-name="T18">/*</text:span><text:span text:style-name="T16">&lt;/</text:span><text:span text:style-name="T17">url-pattern</text:span><text:span text:style-name="T16">&gt;</text:span></text:p>
      <text:p text:style-name="P7"><text:span text:style-name="T16"><text:tab/> <text:s text:c="2"/>&lt;/</text:span><text:span text:style-name="T17">filter-mapping</text:span><text:span text:style-name="T16">&gt;</text:span></text:p>
      <text:p text:style-name="P18"/>
      <text:p text:style-name="P9"><text:span text:style-name="T8">Checking Gzip Compression</text:span><text:span text:style-name="T5"> :</text:span></text:p>
      <text:p text:style-name="P9"/>
      <text:p text:style-name="P10"><text:span text:style-name="T5">For the request check the </text:span><text:span text:style-name="Source_20_Text"><text:span text:style-name="T13">Accept-Encoding</text:span></text:span><text:span text:style-name="Source_20_Text"><text:span text:style-name="T12"> </text:span></text:span><text:span text:style-name="T5">and if the client is able to handle gzip it will be set. If the server returns the content with gzip enabled the </text:span><text:span text:style-name="Source_20_Text"><text:span text:style-name="T13">Content-Encoding</text:span></text:span><text:span text:style-name="Source_20_Text"><text:span text:style-name="T12"> </text:span></text:span><text:span text:style-name="T5">it will contain gzip.</text:span></text:p>
      <text:p text:style-name="P10"/>
      <text:p text:style-name="P11"><text:a xlink:type="simple" xlink:href="http://www.leveluplunch.com/blog/2015/04/24/enable-gzip-compression-filter-java-web-application-planetj-ziplet/">Sample Response</text:a><text:span text:style-name="T5"> </text:span></text:p>
      <text:p text:style-name="P11"/>
      <text:p text:style-name="P12"><text:span text:style-name="T4">Reference:</text:span></text:p>
      <text:p text:style-name="P12"/>
      <text:list xml:id="list5524401046405654514" text:style-name="L2">
        <text:list-item>
          <text:p text:style-name="P6"><text:a xlink:type="simple" xlink:href="http://www.leveluplunch.com/blog/2015/04/24/enable-gzip-compression-filter-java-web-application-planetj-ziplet/"><text:span text:style-name="T15">Gzip Compression</text:span></text:a></text:p>
          <text:p text:style-name="P6"><text:span text:style-name="T15"/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"/>
    <style:font-face style:name="Open Sans" svg:font-family="'Open Sans', sans-serif"/>
    <style:font-face style:name="monospace" svg:font-family="monospace, monospace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2:11:01.836968858</meta:creation-date>
    <dc:date>2015-07-01T14:54:43.131786690</dc:date>
    <meta:editing-duration>PT1H58M10S</meta:editing-duration>
    <meta:editing-cycles>1</meta:editing-cycles>
    <meta:document-statistic meta:table-count="0" meta:image-count="0" meta:object-count="0" meta:page-count="1" meta:paragraph-count="21" meta:word-count="92" meta:character-count="792" meta:non-whitespace-character-count="680"/>
    <meta:generator>LibreOffice/4.2.8.2$Linux_X86_64 LibreOffice_project/420m0$Build-2</meta:generator>
  </office:meta>
</office:document-meta>
</file>